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xo 2" svg:font-family="'Exo 2', Lato, 'Helvetica Neue', sans-serif"/>
    <style:font-face style:name="menlo" svg:font-family="menlo, monospace"/>
    <style:font-face style:name="Arial2" svg:font-family="Arial" style:font-family-generic="swiss"/>
    <style:font-face style:name="Modern" svg:font-family="Modern" style:font-family-generic="modern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67cm" fo:margin-left="0.018cm" fo:margin-right="0.016cm" table:align="margins"/>
    </style:style>
    <style:style style:name="Tabela1.A" style:family="table-column">
      <style:table-column-properties style:column-width="8.465cm" style:rel-column-width="4799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2" style:family="paragraph" style:parent-style-name="Heading_20_2">
      <style:text-properties fo:font-variant="normal" fo:text-transform="none" style:font-name="Exo 2" fo:font-size="12pt" fo:letter-spacing="normal" fo:font-style="italic" fo:font-weight="normal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style:font-name="menlo" fo:font-size="10.5pt" fo:letter-spacing="normal" fo:font-style="normal" style:text-underline-style="none" fo:font-weight="normal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fo:background-color="#ffff99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background-color="#ffff99"/>
    </style:style>
    <style:style style:name="P8" style:family="paragraph" style:parent-style-name="Standard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style:font-name="menlo" fo:font-size="10.5pt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style:font-name="menlo" fo:font-size="10.5pt" fo:letter-spacing="normal" fo:font-style="normal" fo:font-weight="normal" fo:background-color="#ffff99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font-name="menlo" fo:font-size="10.5pt" fo:letter-spacing="normal" fo:font-style="normal" fo:font-weight="normal"/>
    </style:style>
    <style:style style:name="P11" style:family="paragraph" style:parent-style-name="Standard">
      <style:paragraph-properties fo:margin-top="0cm" fo:margin-bottom="0cm" style:line-height-at-least="0.556cm" fo:text-align="start" style:justify-single-word="false" fo:orphans="2" fo:widows="2" fo:padding="0cm" fo:border="none"/>
      <style:text-properties fo:font-variant="normal" fo:text-transform="none" style:font-name="menlo" fo:font-size="10.5pt" fo:letter-spacing="normal" fo:font-style="normal" fo:font-weight="normal"/>
    </style:style>
    <style:style style:name="P12" style:family="paragraph" style:parent-style-name="Standard">
      <style:paragraph-properties fo:margin-top="0cm" fo:margin-bottom="0cm" style:line-height-at-least="0.556cm" fo:text-align="start" style:justify-single-word="false" fo:orphans="2" fo:widows="2" fo:padding="0cm" fo:border="none"/>
      <style:text-properties fo:font-variant="normal" fo:text-transform="none" style:font-name="menlo" fo:font-size="10.5pt" fo:letter-spacing="normal" fo:font-style="normal" fo:font-weight="normal" fo:background-color="#ffff99"/>
    </style:style>
    <style:style style:name="P13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able_20_Contents">
      <style:text-properties fo:color="#000000" fo:font-size="26pt" fo:background-color="transparent" style:font-size-asian="26pt" style:font-size-complex="26pt"/>
    </style:style>
    <style:style style:name="P16" style:family="paragraph" style:parent-style-name="Table_20_Contents">
      <style:text-properties fo:color="#000000" fo:font-size="26pt" fo:font-style="normal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fo:background-color="#ffff99"/>
    </style:style>
    <style:style style:name="P19" style:family="paragraph" style:parent-style-name="Heading_20_2">
      <style:text-properties fo:font-variant="normal" fo:text-transform="none" style:font-name="Exo 2" fo:font-size="12pt" fo:letter-spacing="normal" fo:font-style="italic" fo:font-weight="normal" style:font-size-asian="12pt" style:font-style-asian="italic" style:font-size-complex="12pt" style:font-style-complex="italic"/>
    </style:style>
    <style:style style:name="P20" style:family="paragraph" style:parent-style-name="Heading_20_2">
      <style:text-properties fo:font-variant="normal" fo:text-transform="none" style:font-name="Exo 2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Heading_20_2">
      <style:text-properties fo:font-variant="normal" fo:text-transform="none" style:font-name="Exo 2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22" style:family="paragraph" style:parent-style-name="Heading_20_2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text-properties fo:font-variant="normal" fo:text-transform="none" style:font-name="Exo 2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P24" style:family="paragraph" style:parent-style-name="Text_20_body">
      <style:text-properties fo:font-variant="normal" fo:text-transform="none" style:font-name="Times New Roman" fo:font-size="16pt" fo:letter-spacing="normal" fo:font-style="normal" fo:font-weight="bold" style:font-size-asian="16pt" style:font-style-asian="normal" style:font-size-complex="16pt" style:font-style-complex="normal"/>
    </style:style>
    <style:style style:name="P25" style:family="paragraph" style:parent-style-name="Text_20_body">
      <style:text-properties fo:font-variant="normal" fo:text-transform="none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background-color="#ffff99"/>
    </style:style>
    <style:style style:name="T2" style:family="text">
      <style:text-properties fo:font-variant="normal" fo:text-transform="none" style:font-name="menlo" fo:font-size="10.5pt" fo:letter-spacing="normal" fo:font-style="normal" fo:font-weight="normal"/>
    </style:style>
    <style:style style:name="T3" style:family="text">
      <style:text-properties fo:font-variant="normal" fo:text-transform="none" style:font-name="Exo 2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font-name="Exo 2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Exo 2" fo:letter-spacing="normal" fo:font-style="normal"/>
    </style:style>
    <style:style style:name="T6" style:family="text">
      <style:text-properties fo:font-variant="normal" fo:text-transform="none" style:font-name="Exo 2" fo:letter-spacing="normal" fo:font-style="normal" fo:font-weight="normal"/>
    </style:style>
    <style:style style:name="T7" style:family="text">
      <style:text-properties fo:font-variant="normal" fo:text-transform="none" style:font-name="Exo 2" fo:font-size="18pt" fo:letter-spacing="normal" fo:font-style="normal" fo:font-weight="normal"/>
    </style:style>
    <style:style style:name="T8" style:family="text">
      <style:text-properties fo:background-color="#ffffff"/>
    </style:style>
    <style:style style:name="T9" style:family="text">
      <style:text-properties style:font-name="Exo 2"/>
    </style:style>
    <style:style style:name="T10" style:family="text">
      <style:text-properties style:font-name="Exo 2" fo:font-size="18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CSS</text:p>
          </table:table-cell>
          <table:table-cell table:style-name="Tabela1.B1" office:value-type="string">
            <text:p text:style-name="P1">HTML</text:p>
          </table:table-cell>
        </table:table-row>
        <table:table-row>
          <table:table-cell table:style-name="Tabela1.A2" office:value-type="string">
            <text:h text:style-name="P2" text:outline-level="2">Select the plates:</text:h>
            <text:p text:style-name="Table_20_Contents"><text:span text:style-name="T11">plate</text:span></text:p>
          </table:table-cell>
          <table:table-cell table:style-name="Tabela1.B2" office:value-type="string">
            <text:p text:style-name="P4">&lt;div class="table"&gt;</text:p>
            <text:p text:style-name="P9"><text:span text:style-name="T8"><text:s text:c="2"/></text:span>&lt;plate /&gt;</text:p>
            <text:p text:style-name="P8"><text:s text:c="2"/>&lt;plate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P20" text:outline-level="2">Select the bento boxes:</text:h>
            <text:p text:style-name="P17"><text:span text:style-name="T11">bento</text:span></text:p>
          </table:table-cell>
          <table:table-cell table:style-name="Tabela1.B2" office:value-type="string">
            <text:p text:style-name="P4">&lt;div class="table"&gt;</text:p>
            <text:p text:style-name="P9"><text:span text:style-name="T8"><text:s text:c="2"/></text:span>&lt;bento /&gt;</text:p>
            <text:p text:style-name="P8"><text:s text:c="2"/>&lt;plate /&gt;</text:p>
            <text:p text:style-name="P9"><text:span text:style-name="T8"><text:s text:c="2"/></text:span>&lt;bento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Heading_20_2" text:outline-level="2"><text:span text:style-name="T3">Select the fancy plate:</text:span></text:h>
            <text:p text:style-name="P13">#fancy</text:p>
          </table:table-cell>
          <table:table-cell table:style-name="Tabela1.B2" office:value-type="string">
            <text:p text:style-name="P4">&lt;div class="table"&gt;</text:p>
            <text:p text:style-name="P9"><text:span text:style-name="T8"><text:s text:c="2"/></text:span>&lt;plate id="fancy" /&gt;</text:p>
            <text:p text:style-name="P8"><text:s text:c="2"/>&lt;plate /&gt;</text:p>
            <text:p text:style-name="P8"><text:s text:c="2"/>&lt;bento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Heading_20_2" text:outline-level="2"><text:span text:style-name="T3">Select the apple on the plate:</text:span></text:h>
            <text:p text:style-name="P13">plate apple</text:p>
          </table:table-cell>
          <table:table-cell table:style-name="Tabela1.B2" office:value-type="string">
            <text:p text:style-name="P4">&lt;div class="table"&gt;</text:p>
            <text:p text:style-name="P8"><text:s text:c="2"/>&lt;bento /&gt;</text:p>
            <text:p text:style-name="P8"><text:s text:c="2"/>&lt;plate&gt;</text:p>
            <text:p text:style-name="P9"><text:span text:style-name="T8"><text:s text:c="4"/></text:span>&lt;apple /&gt;</text:p>
            <text:p text:style-name="P11"><text:s text:c="2"/>&lt;/plate&gt;</text:p>
            <text:p text:style-name="P8"><text:s text:c="2"/>&lt;apple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Heading_20_2" text:outline-level="2"><text:span text:style-name="T3">Select the pickle on the fancy plate:</text:span></text:h>
            <text:p text:style-name="P13">#fancy pickle</text:p>
          </table:table-cell>
          <table:table-cell table:style-name="Tabela1.B2" office:value-type="string">
            <text:p text:style-name="P4">&lt;div class="table"&gt;</text:p>
            <text:p text:style-name="P8"><text:s text:c="2"/>&lt;bento&gt;</text:p>
            <text:p text:style-name="P8"><text:s text:c="4"/>&lt;orange /&gt;</text:p>
            <text:p text:style-name="P11"><text:s text:c="2"/>&lt;/bento&gt;</text:p>
            <text:p text:style-name="P8"><text:s text:c="2"/>&lt;plate id="fancy"&gt;</text:p>
            <text:p text:style-name="P8"><text:s text:c="4"/><text:span text:style-name="T1">&lt;pickle /&gt;</text:span></text:p>
            <text:p text:style-name="P11"><text:s text:c="2"/>&lt;/plate&gt;</text:p>
            <text:p text:style-name="P8"><text:s text:c="2"/>&lt;plate&gt;</text:p>
            <text:p text:style-name="P8"><text:s text:c="4"/>&lt;pickle /&gt;</text:p>
            <text:p text:style-name="P11"><text:s text:c="2"/>&lt;/plate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Heading_20_2" text:outline-level="2"><text:span text:style-name="T3">Select the small apples:</text:span></text:h>
            <text:p text:style-name="P13">.small</text:p>
          </table:table-cell>
          <table:table-cell table:style-name="Tabela1.B2" office:value-type="string">
            <text:p text:style-name="P4">&lt;div class="table"&gt;</text:p>
            <text:p text:style-name="P8"><text:s text:c="2"/>&lt;apple /&gt;</text:p>
            <text:p text:style-name="P8"><text:s text:c="2"/><text:span text:style-name="T1">&lt;apple class="small" /&gt;</text:span></text:p>
            <text:p text:style-name="P8"><text:s text:c="2"/>&lt;plate&gt;</text:p>
            <text:p text:style-name="P8"><text:s text:c="4"/><text:span text:style-name="T1">&lt;apple class="small" /&gt;</text:span></text:p>
            <text:p text:style-name="P11"><text:s text:c="2"/>&lt;/plate&gt;</text:p>
            <text:p text:style-name="P8"><text:s text:c="2"/>&lt;plate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p text:style-name="Table_20_Contents"/>
            <text:p text:style-name="Table_20_Contents"/>
            <text:h text:style-name="P2" text:outline-level="2"/>
            <text:h text:style-name="Heading_20_2" text:outline-level="2"><text:soft-page-break/><text:span text:style-name="T3">Select the small oranges:</text:span></text:h>
            <text:p text:style-name="P13">orange.small</text:p>
          </table:table-cell>
          <table:table-cell table:style-name="Tabela1.B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&lt;div class="table"&gt;</text:p>
            <text:p text:style-name="P8"><text:s text:c="2"/>&lt;apple /&gt;</text:p>
            <text:p text:style-name="P8"><text:s text:c="2"/>&lt;apple class="small" /&gt;</text:p>
            <text:p text:style-name="P8"><text:s text:c="2"/>&lt;bento&gt;</text:p>
            <text:p text:style-name="P8"><text:s text:c="4"/><text:span text:style-name="T1">&lt;orange class="small" /&gt;</text:span></text:p>
            <text:p text:style-name="P11"><text:s text:c="2"/>&lt;/bento&gt;</text:p>
            <text:p text:style-name="P8"><text:s text:c="2"/>&lt;plate&gt;</text:p>
            <text:p text:style-name="P8"><text:s text:c="4"/>&lt;orange /&gt;</text:p>
            <text:p text:style-name="P11"><text:s text:c="2"/>&lt;/plate&gt;</text:p>
            <text:p text:style-name="P8"><text:s text:c="2"/>&lt;plate&gt;</text:p>
            <text:p text:style-name="P8"><text:s text:c="4"/><text:span text:style-name="T1">&lt;orange class="small" /&gt;</text:span></text:p>
            <text:p text:style-name="P11"><text:s text:c="2"/>&lt;/plate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P2" text:outline-level="2">Select the small oranges in the bentos:</text:h>
            <text:p text:style-name="P14">bento orange.small</text:p>
          </table:table-cell>
          <table:table-cell table:style-name="Tabela1.B2" office:value-type="string">
            <text:p text:style-name="P4">&lt;div class="table"&gt;</text:p>
            <text:p text:style-name="P8"><text:s text:c="2"/>&lt;bento&gt;</text:p>
            <text:p text:style-name="P8"><text:s text:c="4"/>&lt;orange /&gt;</text:p>
            <text:p text:style-name="P11"><text:s text:c="2"/>&lt;/bento&gt;</text:p>
            <text:p text:style-name="P8"><text:s text:c="2"/>&lt;orange class="small" /&gt;</text:p>
            <text:p text:style-name="P8"><text:s text:c="2"/>&lt;bento&gt;</text:p>
            <text:p text:style-name="P8"><text:s text:c="4"/><text:span text:style-name="T1">&lt;orange class="small" /&gt;</text:span></text:p>
            <text:p text:style-name="P11"><text:s text:c="2"/>&lt;/bento&gt;</text:p>
            <text:p text:style-name="P8"><text:s text:c="2"/>&lt;bento&gt;</text:p>
            <text:p text:style-name="P8"><text:s text:c="4"/>&lt;apple class="small" /&gt;</text:p>
            <text:p text:style-name="P11"><text:s text:c="2"/>&lt;/bento&gt;</text:p>
            <text:p text:style-name="P8"><text:s text:c="2"/>&lt;bento&gt;</text:p>
            <text:p text:style-name="P8"><text:s text:c="4"/><text:span text:style-name="T1">&lt;orange class="small" /&gt;</text:span></text:p>
            <text:p text:style-name="P11"><text:s text:c="2"/>&lt;/bento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P2" text:outline-level="2">Select all the plates and bentos:</text:h>
            <text:p text:style-name="P24"><text:span text:style-name="T12">bento,plate</text:span></text:p>
          </table:table-cell>
          <table:table-cell table:style-name="Tabela1.B2" office:value-type="string">
            <text:p text:style-name="P4">&lt;div class="table"&gt;</text:p>
            <text:p text:style-name="P8"><text:s text:c="2"/>&lt;pickle class="small" /&gt;</text:p>
            <text:p text:style-name="P8"><text:s text:c="2"/>&lt;pickle /&gt;</text:p>
            <text:p text:style-name="P8"><text:s text:c="2"/><text:span text:style-name="T1">&lt;plate&gt;</text:span></text:p>
            <text:p text:style-name="P8"><text:s text:c="4"/>&lt;pickle /&gt;</text:p>
            <text:p text:style-name="P11"><text:s text:c="2"/><text:span text:style-name="T1">&lt;/plate&gt;</text:span></text:p>
            <text:p text:style-name="P8"><text:s text:c="2"/><text:span text:style-name="T1">&lt;bento&gt;</text:span></text:p>
            <text:p text:style-name="P8"><text:s text:c="4"/>&lt;pickle /&gt;</text:p>
            <text:p text:style-name="P11"><text:s text:c="2"/><text:span text:style-name="T1">&lt;/bento&gt;</text:span></text:p>
            <text:p text:style-name="P8"><text:s text:c="2"/><text:span text:style-name="T1">&lt;plate&gt;</text:span></text:p>
            <text:p text:style-name="P8"><text:s text:c="4"/>&lt;pickle /&gt;</text:p>
            <text:p text:style-name="P11"><text:s text:c="2"/><text:span text:style-name="T1">&lt;/plate&gt;</text:span></text:p>
            <text:p text:style-name="P8"><text:s text:c="2"/>&lt;pickle /&gt;</text:p>
            <text:p text:style-name="P8"><text:s text:c="2"/>&lt;pickle class="small"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p text:style-name="Table_20_Contents"/>
            <text:h text:style-name="P2" text:outline-level="2"><text:soft-page-break/>Select all the things!:</text:h>
            <text:p text:style-name="P16">*</text:p>
            <text:p text:style-name="P15"/>
            <text:p text:style-name="P15"/>
          </table:table-cell>
          <table:table-cell table:style-name="Tabela1.B2" office:value-type="string">
            <text:p text:style-name="P18"/>
            <text:p text:style-name="P5">&lt;div class="table"&gt;</text:p>
            <text:p text:style-name="P9"><text:s text:c="2"/>&lt;apple /&gt;</text:p>
            <text:p text:style-name="P9"><text:soft-page-break/><text:s text:c="2"/>&lt;plate&gt;</text:p>
            <text:p text:style-name="P9"><text:s text:c="4"/>&lt;orange class="small" /&gt;</text:p>
            <text:p text:style-name="P12"><text:s text:c="2"/>&lt;/plate&gt;</text:p>
            <text:p text:style-name="P9"><text:s text:c="2"/>&lt;bento /&gt;</text:p>
            <text:p text:style-name="P9"><text:s text:c="2"/>&lt;bento&gt;</text:p>
            <text:p text:style-name="P9"><text:s text:c="4"/>&lt;orange /&gt;</text:p>
            <text:p text:style-name="P12"><text:s text:c="2"/>&lt;/bento&gt;</text:p>
            <text:p text:style-name="P9"><text:s text:c="2"/>&lt;plate id="fancy" /&gt;</text:p>
            <text:p text:style-name="P7"><text:span text:style-name="T2">&lt;/div&gt;</text:span> </text:p>
          </table:table-cell>
        </table:table-row>
        <table:table-row>
          <table:table-cell table:style-name="Tabela1.A2" office:value-type="string">
            <text:h text:style-name="P21" text:outline-level="2">Select everything on a plate:</text:h>
            <text:p text:style-name="P25">plate *</text:p>
            <text:p text:style-name="P23"/>
            <text:p text:style-name="P23"/>
            <text:p text:style-name="Table_20_Contents"/>
          </table:table-cell>
          <table:table-cell table:style-name="Tabela1.B2" office:value-type="string">
            <text:p text:style-name="P10">&lt;div class="table"&gt;</text:p>
            <text:p text:style-name="P8"><text:s text:c="2"/>&lt;plate id="fancy"&gt;</text:p>
            <text:p text:style-name="P8"><text:s text:c="4"/><text:span text:style-name="T1">&lt;orange class="small" /&gt;</text:span></text:p>
            <text:p text:style-name="P11"><text:s text:c="2"/>&lt;/plate&gt;</text:p>
            <text:p text:style-name="P8"><text:s text:c="2"/>&lt;plate&gt;</text:p>
            <text:p text:style-name="P8"><text:s text:c="4"/><text:span text:style-name="T1">&lt;pickle /&gt;</text:span></text:p>
            <text:p text:style-name="P11"><text:s text:c="2"/>&lt;/plate&gt;</text:p>
            <text:p text:style-name="P8"><text:s text:c="2"/>&lt;apple class="small" /&gt;</text:p>
            <text:p text:style-name="P8"><text:s text:c="2"/>&lt;plate&gt;</text:p>
            <text:p text:style-name="P8"><text:s text:c="4"/><text:span text:style-name="T1">&lt;apple /&gt;</text:span></text:p>
            <text:p text:style-name="P11"><text:s text:c="2"/>&lt;/plate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P22" text:outline-level="2"><text:span text:style-name="T4">Select every apple that's next to a plate</text:span></text:h>
            <text:p text:style-name="P25">plate +</text:p>
            <text:p text:style-name="Table_20_Contents"/>
          </table:table-cell>
          <table:table-cell table:style-name="Tabela1.B2" office:value-type="string">
            <text:p text:style-name="P3">&lt;div class="table"&gt;</text:p>
            <text:p text:style-name="P8">&lt;bento&gt;</text:p>
            <text:p text:style-name="P8">&lt;apple class="small" /&gt;</text:p>
            <text:p text:style-name="P11">&lt;/bento&gt;</text:p>
            <text:p text:style-name="P8">&lt;plate /&gt;</text:p>
            <text:p text:style-name="P9">&lt;apple class="small" /&gt;</text:p>
            <text:p text:style-name="P8">&lt;plate /&gt;</text:p>
            <text:p text:style-name="P9">&lt;apple /&gt;</text:p>
            <text:p text:style-name="P8">&lt;apple class="small" /&gt;</text:p>
            <text:p text:style-name="P8">&lt;apple class="small" /&gt;</text:p>
            <text:p text:style-name="P6"><text:span text:style-name="T2">&lt;/div&gt;</text:span> </text:p>
          </table:table-cell>
        </table:table-row>
        <table:table-row>
          <table:table-cell table:style-name="Tabela1.A2" office:value-type="string">
            <text:h text:style-name="P22" text:outline-level="2"><text:span text:style-name="T4">Select the pickles beside the bento</text:span></text:h>
            <text:p text:style-name="P13">bento<text:span text:style-name="T5">~</text:span> pickle</text:p>
          </table:table-cell>
          <table:table-cell table:style-name="Tabela1.B2" office:value-type="string">
            <text:p text:style-name="P4">&lt;div class="table"&gt;</text:p>
            <text:p text:style-name="P8">&lt;bento&gt;</text:p>
            <text:p text:style-name="P8">&lt;orange class="small" /&gt;</text:p>
            <text:p text:style-name="P11">&lt;/bento&gt;</text:p>
            <text:p text:style-name="P9">&lt;pickle class="small" /&gt;</text:p>
            <text:p text:style-name="P9">&lt;pickle /&gt;</text:p>
            <text:p text:style-name="P8">&lt;plate&gt;</text:p>
            <text:p text:style-name="P8">&lt;pickle /&gt;</text:p>
            <text:p text:style-name="P11">&lt;/plate&gt;</text:p>
            <text:p text:style-name="P8">&lt;plate&gt;</text:p>
            <text:p text:style-name="P8">&lt;pickle class="small" /&gt;</text:p>
            <text:p text:style-name="P11">&lt;/plate&gt;</text:p>
            <text:p text:style-name="P6"><text:span text:style-name="T2">&lt;/div&gt;</text:span> <text:s/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xo 2" svg:font-family="'Exo 2', Lato, 'Helvetica Neue', sans-serif"/>
    <style:font-face style:name="menlo" svg:font-family="menlo, monospace"/>
    <style:font-face style:name="Arial2" svg:font-family="Arial" style:font-family-generic="swiss"/>
    <style:font-face style:name="Modern" svg:font-family="Modern" style:font-family-generic="modern" style:font-pitch="variable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8-10-26T15:06:05.92</meta:creation-date>
    <dc:date>2018-11-16T17:53:59.90</dc:date>
    <dc:creator>jm jm</dc:creator>
    <meta:editing-duration>PT4H42M58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4" meta:paragraph-count="158" meta:word-count="313" meta:character-count="2277"/>
  </office:meta>
</office:document-meta>
</file>